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counter_education_Swap to hate" table:style-name="ta1">
        <table:shapes>
          <draw:frame draw:z-index="0" draw:style-name="gr1" draw:text-style-name="P1" svg:width="6.2988in" svg:height="3.5429in" svg:x="8.2386in" svg:y="0.9807in">
            <draw:object draw:notify-on-update-of-ranges="'summary_counter_education_Swap to hate'.A1:'summary_counter_education_Swap to hate'.A1 'summary_counter_education_Swap to hate'.A2:'summary_counter_education_Swap to hate'.A6 'summary_counter_education_Swap to hate'.B1:'summary_counter_education_Swap to hate'.B1 'summary_counter_education_Swap to hate'.B2:'summary_counter_education_Swap to hate'.B6 'summary_counter_education_Swap to hate'.C1:'summary_counter_education_Swap to hate'.C1 'summary_counter_education_Swap to hate'.C2:'summary_counter_education_Swap to hate'.C6 'summary_counter_education_Swap to hate'.D1:'summary_counter_education_Swap to hate'.D1 'summary_counter_education_Swap to hate'.D2:'summary_counter_education_Swap to hate'.D6 'summary_counter_education_Swap to hate'.E1:'summary_counter_education_Swap to hate'.E1 'summary_counter_education_Swap to hate'.E2:'summary_counter_education_Swap to hate'.E6 'summary_counter_education_Swap to hate'.F1:'summary_counter_education_Swap to hate'.F1 'summary_counter_education_Swap to hate'.F2:'summary_counter_education_Swap to hate'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hate_score_dist_alpha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8T10:07:31.155711252</dc:date>
    <meta:editing-duration>PT1H28M53S</meta:editing-duration>
    <meta:editing-cycles>8</meta:editing-cycles>
    <meta:generator>LibreOffice/7.0.3.1$Linux_X86_64 LibreOffice_project/00$Build-1</meta:generator>
    <meta:document-statistic meta:table-count="1" meta:cell-count="3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205cm" style:legend-expansion="high" chart:style-name="ch2"/>
        <chart:plot-area chart:style-name="ch3" table:cell-range-address="'summary_counter_education_Swap to hate'.A1:'summary_counter_education_Swap to hate'.F6" chart:data-source-has-labels="both" svg:x="1.331cm" svg:y="0.18cm" svg:width="12.264cm" svg:height="7.659cm">
          <chart:coordinate-region svg:x="2.243cm" svg:y="0.38cm" svg:width="11.258cm" svg:height="6.812cm"/>
          <chart:axis chart:dimension="x" chart:name="primary-x" chart:style-name="ch4" chartooo:axis-type="auto">
            <chartooo:date-scale/>
            <chart:title svg:x="6.996cm" svg:y="8.019cm" chart:style-name="ch5">
              <text:p>alpha</text:p>
            </chart:title>
            <chart:categories table:cell-range-address="'summary_counter_education_Swap to hate'.A2:'summary_counter_education_Swap to hate'.A6"/>
          </chart:axis>
          <chart:axis chart:dimension="y" chart:name="primary-y" chart:style-name="ch4">
            <chart:title svg:x="0.451cm" svg:y="5.455cm" chart:style-name="ch6">
              <text:p>fraction hate swaps</text:p>
            </chart:title>
            <chart:grid chart:style-name="ch7" chart:class="major"/>
          </chart:axis>
          <chart:series chart:style-name="ch8" chart:values-cell-range-address="'summary_counter_education_Swap to hate'.B2:'summary_counter_education_Swap to hate'.B6" chart:label-cell-address="'summary_counter_education_Swap to hate'.B1:'summary_counter_education_Swap to hate'.B1" chart:class="chart:line">
            <chart:data-point chart:repeated="5"/>
          </chart:series>
          <chart:series chart:style-name="ch9" chart:values-cell-range-address="'summary_counter_education_Swap to hate'.C2:'summary_counter_education_Swap to hate'.C6" chart:label-cell-address="'summary_counter_education_Swap to hate'.C1:'summary_counter_education_Swap to hate'.C1" chart:class="chart:line">
            <chart:data-point chart:repeated="5"/>
          </chart:series>
          <chart:series chart:style-name="ch10" chart:values-cell-range-address="'summary_counter_education_Swap to hate'.D2:'summary_counter_education_Swap to hate'.D6" chart:label-cell-address="'summary_counter_education_Swap to hate'.D1:'summary_counter_education_Swap to hate'.D1" chart:class="chart:line">
            <chart:data-point chart:repeated="5"/>
          </chart:series>
          <chart:series chart:style-name="ch11" chart:values-cell-range-address="'summary_counter_education_Swap to hate'.E2:'summary_counter_education_Swap to hate'.E6" chart:label-cell-address="'summary_counter_education_Swap to hate'.E1:'summary_counter_education_Swap to hate'.E1" chart:class="chart:line">
            <chart:data-point chart:repeated="5"/>
          </chart:series>
          <chart:series chart:style-name="ch12" chart:values-cell-range-address="'summary_counter_education_Swap to hate'.F2:'summary_counter_education_Swap to hate'.F6" chart:label-cell-address="'summary_counter_education_Swap to hate'.F1:'summary_counter_education_Swap to hate'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summary_counter_education_Swap to hate'.B1:'summary_counter_education_Swap to hate'.B1</svg:desc>
                </draw:g>
              </table:table-cell>
              <table:table-cell office:value-type="string">
                <text:p>500</text:p>
                <draw:g>
                  <svg:desc>'summary_counter_education_Swap to hate'.C1:'summary_counter_education_Swap to hate'.C1</svg:desc>
                </draw:g>
              </table:table-cell>
              <table:table-cell office:value-type="string">
                <text:p>1000</text:p>
                <draw:g>
                  <svg:desc>'summary_counter_education_Swap to hate'.D1:'summary_counter_education_Swap to hate'.D1</svg:desc>
                </draw:g>
              </table:table-cell>
              <table:table-cell office:value-type="string">
                <text:p>2000</text:p>
                <draw:g>
                  <svg:desc>'summary_counter_education_Swap to hate'.E1:'summary_counter_education_Swap to hate'.E1</svg:desc>
                </draw:g>
              </table:table-cell>
              <table:table-cell office:value-type="string">
                <text:p>5000</text:p>
                <draw:g>
                  <svg:desc>'summary_counter_education_Swap to hate'.F1:'summary_counter_education_Swap to hate'.F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summary_counter_education_Swap to hate'.A2:'summary_counter_education_Swap to hate'.A6</svg:desc>
                </draw:g>
              </table:table-cell>
              <table:table-cell office:value-type="float" office:value="0.02">
                <text:p>0.02</text:p>
                <draw:g>
                  <svg:desc>'summary_counter_education_Swap to hate'.B2:'summary_counter_education_Swap to hate'.B6</svg:desc>
                </draw:g>
              </table:table-cell>
              <table:table-cell office:value-type="float" office:value="0.08">
                <text:p>0.08</text:p>
                <draw:g>
                  <svg:desc>'summary_counter_education_Swap to hate'.C2:'summary_counter_education_Swap to hate'.C6</svg:desc>
                </draw:g>
              </table:table-cell>
              <table:table-cell office:value-type="float" office:value="0.12">
                <text:p>0.12</text:p>
                <draw:g>
                  <svg:desc>'summary_counter_education_Swap to hate'.D2:'summary_counter_education_Swap to hate'.D6</svg:desc>
                </draw:g>
              </table:table-cell>
              <table:table-cell office:value-type="float" office:value="0.19">
                <text:p>0.19</text:p>
                <draw:g>
                  <svg:desc>'summary_counter_education_Swap to hate'.E2:'summary_counter_education_Swap to hate'.E6</svg:desc>
                </draw:g>
              </table:table-cell>
              <table:table-cell office:value-type="float" office:value="0.25">
                <text:p>0.25</text:p>
                <draw:g>
                  <svg:desc>'summary_counter_education_Swap to hate'.F2:'summary_counter_education_Swap to hate'.F6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  <table:table-cell office:value-type="float" office:value="0.16">
                <text:p>0.16</text:p>
              </table:table-cell>
              <table:table-cell office:value-type="float" office:value="0.11">
                <text:p>0.1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